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Nimbus Roman No9 L1" svg:font-family="'Nimbus Roman No9 L'" style:font-family-generic="roman"/>
    <style:font-face style:name="Nimbus Sans L1" svg:font-family="'Nimbus Sans 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fo:padding="0.0291in" fo:border-left="none" fo:border-right="none" fo:border-top="none" fo:border-bottom="0.0138in solid #000000" style:join-border="false"/>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Text_20_body">
      <style:paragraph-properties fo:text-align="justify"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Standard">
      <style:paragraph-properties fo:background-color="#e6e6e6">
        <style:background-image/>
      </style:paragraph-properties>
      <style:text-properties fo:font-weight="bold" style:font-weight-asian="bold" style:font-weight-complex="bold"/>
    </style:style>
    <style:style style:name="P10" style:family="paragraph" style:parent-style-name="Standard">
      <style:paragraph-properties fo:text-align="justify" style:justify-single-word="false" fo:background-color="#e6e6e6">
        <style:background-image/>
      </style:paragraph-properties>
      <style:text-properties fo:font-weight="bold" style:font-weight-asian="bold" style:font-weight-complex="bold"/>
    </style:style>
    <style:style style:name="P11" style:family="paragraph" style:parent-style-name="Standard">
      <style:paragraph-properties fo:text-align="justify" style:justify-single-word="false" fo:background-color="#e6e6e6">
        <style:background-image/>
      </style:paragraph-properties>
      <style:text-properties fo:font-weight="normal" style:font-weight-asian="normal" style:font-weight-complex="normal"/>
    </style:style>
    <style:style style:name="P12" style:family="paragraph" style:parent-style-name="Text_20_body">
      <style:paragraph-properties fo:background-color="#e6e6e6">
        <style:background-image/>
      </style:paragraph-properties>
      <style:text-properties fo:font-weight="bold" style:font-weight-asian="bold" style:font-weight-complex="bold"/>
    </style:style>
    <style:style style:name="P13" style:family="paragraph" style:parent-style-name="Standard">
      <style:paragraph-properties fo:text-align="justify" style:justify-single-word="false" fo:background-color="transparent">
        <style:background-image/>
      </style:paragraph-properties>
      <style:text-properties fo:font-weight="normal" style:font-weight-asian="normal" style:font-weight-complex="normal"/>
    </style:style>
    <style:style style:name="P14" style:family="paragraph" style:parent-style-name="Standard">
      <style:paragraph-properties fo:text-align="justify" style:justify-single-word="false" fo:background-color="transparent">
        <style:background-image/>
      </style:paragraph-properties>
      <style:text-properties fo:font-weight="bold" style:font-weight-asian="bold" style:font-weight-complex="bold"/>
    </style:style>
    <style:style style:name="P15" style:family="paragraph" style:parent-style-name="Heading">
      <style:text-properties style:text-underline-style="none" fo:font-weight="normal" style:font-weight-asian="normal" style:font-weight-complex="normal"/>
    </style:style>
    <style:style style:name="P16" style:family="paragraph" style:parent-style-name="Heading">
      <style:text-properties fo:font-weight="bold" style:font-weight-asian="bold" style:font-weight-complex="bold"/>
    </style:style>
    <style:style style:name="P17" style:family="paragraph" style:parent-style-name="Text_20_body">
      <style:paragraph-properties fo:background-color="#cccccc">
        <style:background-image/>
      </style:paragraph-properties>
      <style:text-properties style:text-underline-style="none" fo:font-weight="bold" style:font-weight-asian="bold" style:font-weight-complex="bold"/>
    </style:style>
    <style:style style:name="P18" style:family="paragraph" style:parent-style-name="Contents_20_1">
      <style:paragraph-properties fo:background-color="#cccccc">
        <style:background-image/>
      </style:paragraph-propertie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list-style-name="L1">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background-color="transparent">
        <style:background-image/>
      </style:paragraph-properties>
      <style:text-properties fo:font-weight="normal" style:font-weight-asian="normal" style:font-weight-complex="normal"/>
    </style:style>
    <style:style style:name="P25" style:family="paragraph" style:parent-style-name="Heading_20_1">
      <style:paragraph-properties fo:text-align="justify" style:justify-single-word="false"/>
    </style:style>
    <style:style style:name="P26" style:family="paragraph" style:parent-style-name="Heading_20_3">
      <style:text-properties fo:font-weight="normal" style:font-weight-asian="normal" style:font-weight-complex="normal"/>
    </style:style>
    <style:style style:name="P27" style:family="paragraph" style:parent-style-name="Heading_20_3">
      <style:paragraph-properties fo:background-color="transparent">
        <style:background-image/>
      </style:paragraph-properties>
      <style:text-properties fo:font-weight="bold" style:font-weight-asian="bold" style:font-weight-complex="bold"/>
    </style:style>
    <style:style style:name="P28"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9" style:family="paragraph" style:parent-style-name="Text_20_body">
      <style:paragraph-properties fo:background-color="#e6e6e6">
        <style:background-image/>
      </style:paragraph-properties>
      <style:text-properties fo:font-weight="bold" style:font-weight-asian="bold" style:font-weight-complex="bold"/>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list-style-name="L2">
      <style:text-properties style:text-underline-style="none" fo:font-weight="normal" style:font-weight-asian="normal" style:font-weight-complex="normal"/>
    </style:style>
    <style:style style:name="P32" style:family="paragraph" style:parent-style-name="Contents_20_1">
      <style:paragraph-properties fo:background-color="#cccccc">
        <style:background-image/>
      </style:paragraph-properties>
      <style:text-properties style:font-name="Nimbus Roman No9 L1" style:font-name-asian="Nimbus Roman No9 L1" style:font-name-complex="Nimbus Roman No9 L1"/>
    </style:style>
    <style:style style:name="P33" style:family="paragraph" style:parent-style-name="Contents_20_1">
      <style:text-properties fo:font-weight="normal" style:font-weight-asian="normal" style:font-weight-complex="normal"/>
    </style:style>
    <style:style style:name="P34" style:family="paragraph" style:parent-style-name="Contents_20_1">
      <style:paragraph-properties fo:background-color="#e6e6e6">
        <style:background-image/>
      </style:paragraph-properties>
      <style:text-properties fo:font-weight="normal" style:font-weight-asian="normal" style:font-weight-complex="normal"/>
    </style:style>
    <style:style style:name="T1" style:family="text">
      <style:text-properties style:font-name="DejaVu Sans Mono1"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text-position="sub 58%" fo:font-weight="normal" style:font-weight-asian="normal" style:font-weight-complex="normal"/>
    </style:style>
    <style:style style:name="T5" style:family="text">
      <style:text-properties style:text-position="sub 58%" fo:font-weight="bold" style:font-weight-asian="bold" style:font-weight-complex="bold"/>
    </style:style>
    <style:style style:name="T6" style:family="text">
      <style:text-properties style:text-position="sub 58%" style:font-name="Nimbus Roman No9 L1" style:font-name-asian="Nimbus Roman No9 L1" style:font-name-complex="Nimbus Roman No9 L1"/>
    </style:style>
    <style:style style:name="T7" style:family="text">
      <style:text-properties style:font-name="Nimbus Roman No9 L1" style:font-name-asian="Nimbus Roman No9 L1" style:font-name-complex="Nimbus Roman No9 L1"/>
    </style:style>
    <style:style style:name="T8" style:family="text">
      <style:text-properties style:font-name="Nimbus Roman No9 L1" fo:font-weight="normal" style:font-name-asian="Nimbus Roman No9 L1" style:font-weight-asian="normal" style:font-name-complex="Nimbus Roman No9 L1" style:font-weight-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position="super 58%" style:font-name="Nimbus Sans L1"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SEP # : 43</text:h>
      <text:p text:style-name="P4"/>
      <text:p text:style-name="P1"/>
      <text:p text:style-name="P1">Title: Parallelization of function calls</text:p>
      <text:p text:style-name="P1">Version: 1.0</text:p>
      <text:p text:style-name="P1">Author: B. Hugueney</text:p>
      <text:p text:style-name="P1">Review: </text:p>
      <text:p text:style-name="P1">Commented: </text:p>
      <text:p text:style-name="P1">State: Draft</text:p>
      <text:p text:style-name="P1">Scilab-Version: </text:p>
      <text:p text:style-name="P1">Vote: </text:p>
      <text:p text:style-name="P1">Created: 30 March 2010</text:p>
      <text:p text:style-name="P4"/>
      <text:p text:style-name="P1"/>
      <text:h text:style-name="Heading_20_2" text:outline-level="2">Abstract</text:h>
      <text:p text:style-name="P1"/>
      <text:p text:style-name="P1">In this SEP, we discuss the API to enable Scilab users to make simultaneous parallel calls to the same function, making use of the processing power of multicore architecture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SEP # : 43<text:tab/>1</text:p>
          <text:p text:style-name="P20">Abstract<text:tab/>1</text:p>
          <text:p text:style-name="P20">Rationale<text:tab/>1</text:p>
          <text:p text:style-name="P21">Parallel function calls on multicore computers<text:tab/>1</text:p>
          <text:p text:style-name="P21">API<text:tab/>2</text:p>
          <text:p text:style-name="P21">Example usage of parallel calls to a Scilab macro<text:tab/>2</text:p>
          <text:p text:style-name="P21">Foreign function call API<text:tab/>2</text:p>
          <text:p text:style-name="P20">Implementation<text:tab/>3</text:p>
          <text:p text:style-name="P20">Future works<text:tab/>4</text:p>
          <text:p text:style-name="P20">Changelog<text:tab/>5</text:p>
          <text:p text:style-name="P20">Copyright<text:tab/>5</text:p>
        </text:index-body>
      </text:table-of-content>
      <text:p text:style-name="P1"/>
      <text:h text:style-name="Heading_20_2" text:outline-level="2">Rationale</text:h>
      <text:p text:style-name="P1"/>
      <text:h text:style-name="Heading_20_3" text:outline-level="3">Parallel function calls on multicore computers</text:h>
      <text:p text:style-name="Contents_20_1">Nowadays, most computers feature multicore processors. Indeed for the past few years, the improvements in processing power of chips did not come from faster CPU clocks anymore and the Moore “law” only kept true thanks to the increasing number of cores on chips.</text:p>
      <text:p text:style-name="Contents_20_1"/>
      <text:p text:style-name="Contents_20_1">If we want to enable Scilab users to take advantage of the full processing power of their computers, we need to provide them with a way to perform parallel computations.</text:p>
      <text:p text:style-name="Contents_20_1"><text:soft-page-break/>A typical use case would be to have indépendant computations to perform a large number of times.</text:p>
      <text:p text:style-name="Contents_20_1">For instance :</text:p>
      <text:p text:style-name="P18">nb_loops= 10e6;</text:p>
      <text:p text:style-name="P18">for i in 1:nb_loops</text:p>
      <text:p text:style-name="P18"><text:s text:c="2"/><text:span text:style-name="T7">… independent computationally expensive operations</text:span></text:p>
      <text:p text:style-name="P32">end;</text:p>
      <text:p text:style-name="Text_20_body">Iterations should be dispatched amongst the different cores for parallel executions.</text:p>
      <text:p text:style-name="P1">Due to legacy reasons, no new keyword (or pragma such as the a '<text:span text:style-name="T2">parfor</text:span>' loop [MatLab]) could be added before Scilab 6.0, so we propose a Scilab function called '<text:span text:style-name="T2">parallel_run</text:span>' which required to wrap the code in a function :</text:p>
      <text:p text:style-name="P18">nb_loops= 10e6;</text:p>
      <text:p text:style-name="P18">for i in 1:nb_loops</text:p>
      <text:p text:style-name="P18"><text:s text:c="2"/>[R<text:span text:style-name="T7">1[i], …</text:span><text:span text:style-name="T6">,</text:span><text:span text:style-name="T7">]= computationally_expensive_function(A1[i],…</text:span><text:span text:style-name="T6">,</text:span><text:span text:style-name="T7">);</text:span></text:p>
      <text:p text:style-name="P32">end;</text:p>
      <text:p text:style-name="P6"><text:span text:style-name="T2">parallel_run</text:span><text:span text:style-name="T9"> can then be called to launch <text:s/></text:span><text:span text:style-name="T8">computationally_expensive_function in parallel, with the API discussed below.</text:span></text:p>
      <text:h text:style-name="Heading_20_3" text:outline-level="3">API</text:h>
      <text:p text:style-name="P1"/>
      <text:p text:style-name="P1">[R<text:span text:style-name="T3">1</text:span>[,<text:span text:style-name="T7">…</text:span><text:span text:style-name="T3">,</text:span>,R<text:span text:style-name="T3">k</text:span>]] = <text:span text:style-name="T2">parallel_run</text:span>(A<text:span text:style-name="T3">1</text:span>[,<text:span text:style-name="T7">…</text:span>, A<text:span text:style-name="T3">m</text:span>], F[, T][, D][,C])</text:p>
      <text:p text:style-name="P1"/>
      <text:p text:style-name="P14">Executive summary:</text:p>
      <text:p text:style-name="P13">Calling R<text:span text:style-name="T3">1</text:span>,<text:span text:style-name="T7">…</text:span><text:span text:style-name="T3">,</text:span>,R<text:span text:style-name="T3">k</text:span> = <text:span text:style-name="T2">parallel_run</text:span>(A<text:span text:style-name="T3">1</text:span>,<text:span text:style-name="T7">…</text:span>, A<text:span text:style-name="T3">m</text:span>, “F”) is equivalent to the pseudo code below, but allows for the <text:span text:style-name="T2">n</text:span> calls to F to be made concurrently.</text:p>
      <text:p text:style-name="P11">for i=1:n</text:p>
      <text:p text:style-name="P11"><text:s text:c="2"/>[R<text:span text:style-name="T3">1</text:span>(i,:),<text:span text:style-name="T7">…</text:span><text:span text:style-name="T3">,</text:span>,R<text:span text:style-name="T3">k</text:span>(i,:)]= F(A<text:span text:style-name="T3">1</text:span>(i,:),<text:span text:style-name="T7">…</text:span>, A<text:span text:style-name="T3">m</text:span>(i,:));</text:p>
      <text:p text:style-name="P11">end</text:p>
      <text:p text:style-name="P11"/>
      <text:p text:style-name="P1"><text:span text:style-name="T2">T</text:span><text:span text:style-name="T9"> and </text:span><text:span text:style-name="T2">D</text:span><text:span text:style-name="T9"> arguments are used to supply information about </text:span><text:span text:style-name="T2">F</text:span><text:span text:style-name="T9"> results, and </text:span><text:span text:style-name="T2">C</text:span><text:span text:style-name="T9"> to customize the behavior.</text:span></text:p>
      <text:p text:style-name="P3"/>
      <text:p text:style-name="P2">Detailed specifications:</text:p>
      <text:p text:style-name="P3"/>
      <text:p text:style-name="Contents_20_1"><text:span text:style-name="T2">R</text:span><text:span text:style-name="T5">1</text:span>[,<text:span text:style-name="T7">…</text:span><text:span text:style-name="T3">,</text:span>,<text:span text:style-name="T2">R</text:span><text:span text:style-name="T5">k</text:span>] <text:s/>vectors (or matrices) results from the parallel calls to <text:span text:style-name="T2">F</text:span><text:span text:style-name="T9">. </text:span><text:span text:style-name="T2">k</text:span><text:span text:style-name="T9"> is the number of results from a call to </text:span><text:span text:style-name="T2">F</text:span><text:span text:style-name="T9">. If the i-th returned result is a scalar, then </text:span><text:span text:style-name="T2"><text:s/>R</text:span><text:span text:style-name="T5">i</text:span> is a vector of size <text:span text:style-name="T2">n</text:span><text:span text:style-name="T9">,</text:span><text:span text:style-name="T2"> </text:span><text:span text:style-name="T9">if the i-th return result is a r</text:span><text:span text:style-name="T4">i</text:span><text:span text:style-name="T9"> x c</text:span><text:span text:style-name="T4">i</text:span><text:span text:style-name="T9"> matrix (see below), then </text:span><text:span text:style-name="T2">R</text:span><text:span text:style-name="T5">i</text:span><text:span text:style-name="T9"> is a <text:s/>matrix of size (r</text:span><text:span text:style-name="T4">i</text:span><text:span text:style-name="T9"> . c</text:span><text:span text:style-name="T4">i </text:span>) x <text:span text:style-name="T2">n</text:span>.</text:p>
      <text:p text:style-name="Text_20_body"/>
      <text:p text:style-name="P1"><text:span text:style-name="T2">A</text:span><text:span text:style-name="T5">1</text:span>[,<text:span text:style-name="T7">…</text:span>,<text:span text:style-name="T2"> A</text:span><text:span text:style-name="T5">m</text:span>] vectors (or matrices) arguments to the parallel calls to <text:span text:style-name="T2">F</text:span><text:span text:style-name="T9">. </text:span><text:span text:style-name="T2">m</text:span><text:span text:style-name="T9"> is the number of arguments of </text:span><text:span text:style-name="T2">F</text:span><text:span text:style-name="T9">. The </text:span><text:span text:style-name="T2">n</text:span><text:span text:style-name="T9"> is the largest number of columns. Each call to F gets a columns of </text:span><text:span text:style-name="T2">A</text:span><text:span text:style-name="T5">i </text:span><text:span text:style-name="T9">as argument i</text:span><text:span text:style-name="T2"> <text:s/></text:span><text:span text:style-name="T9">(columns are passed to perserve memory locality and avoid copy when possible because matrix are stored internally as Fortran columns-wise arrays). Shortest</text:span> vectors ( nb of columns &lt;<text:span text:style-name="T2">n</text:span><text:span text:style-name="T9">) are recycled, so if all calls should get the same value as the i-th argument, one can pass a scalar as <text:s/></text:span><text:span text:style-name="T2">A</text:span><text:span text:style-name="T5">i</text:span>.</text:p>
      <text:p text:style-name="P1"/>
      <text:p text:style-name="P2">F<text:span text:style-name="T9"> <text:s/>string : the name of the Scilab macro of foreign compiled function (cf. ilib_for_link).</text:span></text:p>
      <text:p text:style-name="P3"/>
      <text:p text:style-name="P2">T<text:span text:style-name="T9"> vector of strings, defaults to “constant”. For now, only full matrices results are handled as returned values. However, future implementations will handle others types and </text:span>parallel_run <text:span text:style-name="T9">need to know the result type beforehand in order to allocate the result variables so we reserve this argument </text:span><text:soft-page-break/><text:span text:style-name="T9">of strings (with values from </text:span>typeof<text:span text:style-name="T9">()) for such use.</text:span></text:p>
      <text:p text:style-name="P3"/>
      <text:p text:style-name="P2">D <text:span text:style-name="T9">vector (or matrix) of results dimensions, defaults to 1. D can have either 1 or 2 columns. The first column contains the number of rows of each result, the second if present contains the number of columns. Defaults to scalar (1x1) results.</text:span></text:p>
      <text:p text:style-name="P1"/>
      <text:p text:style-name="P2">C <text:span text:style-name="T9">configuration (parameters list, as created by </text:span>init_param()<text:span text:style-name="T9"> from the parameters module) </text:span></text:p>
      <text:p text:style-name="P1"/>
      <text:p text:style-name="P3">Currently supported Key / Value pairs (semantic discussed in §):</text:p>
      <text:p text:style-name="P3"/>
      <text:list xml:id="list858819052" text:style-name="L1">
        <text:list-item>
          <text:p text:style-name="P23">“nb_cores” / number of cores to use, defaults to 0 (implementation defined).</text:p>
        </text:list-item>
        <text:list-item>
          <text:p text:style-name="P23"><text:s/>”dynamic_scheduling” <text:s/>numeric boolean (0 is false) defaults to 0.</text:p>
        </text:list-item>
        <text:list-item>
          <text:p text:style-name="P23">“chunk_size” / an integer value, defaults to 0 (implementation defined).</text:p>
        </text:list-item>
        <text:list-item>
          <text:p text:style-name="P23">“prologue” / a function name of the function to call upon stating a new process, defaults to “”: no function called.</text:p>
        </text:list-item>
        <text:list-item>
          <text:p text:style-name="P23">“epilogue” / a function name of the function to call upon ending a process, defaults to “”: no function called.</text:p>
        </text:list-item>
      </text:list>
      <text:h text:style-name="P26" text:outline-level="3">Minimal example usage of parallel calls to a Scilab macro :</text:h>
      <text:p text:style-name="P10">function a= g(arg1); a=2*arg1; endfunction;</text:p>
      <text:p text:style-name="P10">res=parallel_run([1,2], "g"); // res = [2, 4];</text:p>
      <text:h text:style-name="P26" text:outline-level="3">Example usage of parallel calls to a Scilab macro :</text:h>
      <text:p text:style-name="P12">function p=monte_carlo_pi(n) </text:p>
      <text:p text:style-name="P12">x=rand(1,n); y=rand(1,n); <text:s/>p=0.; </text:p>
      <text:p text:style-name="P12">for i=1:n </text:p>
      <text:p text:style-name="P12"><text:s text:c="2"/>if( (x*x+y*y)&lt;1.) p= p+1; </text:p>
      <text:p text:style-name="P12">end </text:p>
      <text:p text:style-name="P12">p=p/n*4.; </text:p>
      <text:p text:style-name="P12">endfunction</text:p>
      <text:p text:style-name="P24">We can rewrite it in this way :</text:p>
      <text:p text:style-name="P24"/>
      <text:p text:style-name="P12">function r=inside(x,y); if((x*x+y*y)&lt;1.) r=1.; else r=0.; end; endfunction </text:p>
      <text:p text:style-name="P9">function p=monte_carlo_pi(n) </text:p>
      <text:p text:style-name="P12">x=rand(1,n); y=rand(1,n); <text:s/>p=0.; </text:p>
      <text:p text:style-name="P12">for i=1:n </text:p>
      <text:p text:style-name="P12"><text:s text:c="6"/>p=p+inside(x(i),y(i)); </text:p>
      <text:p text:style-name="P12"><text:s text:c="4"/>end </text:p>
      <text:p text:style-name="P12">p=p/n*4.; </text:p>
      <text:p text:style-name="P12">endfunction</text:p>
      <text:p text:style-name="P12"/>
      <text:p text:style-name="P28"><text:soft-page-break/>Which can be rewritten to use parallel_run :</text:p>
      <text:p text:style-name="P12">function r=inside(x,y); if((x*x+y*y)&lt;1.) r=1.; else r=0.; end; endfunction </text:p>
      <text:p text:style-name="P9">function p=monte_carlo_pi(n) </text:p>
      <text:p text:style-name="P12">x=rand(1,n); y=rand(1,n); <text:s/>p=0.; </text:p>
      <text:p text:style-name="P12">p= sum(parallel_run(x, y, “inside”))/n*4.;</text:p>
      <text:p text:style-name="P12">endfunction</text:p>
      <text:p text:style-name="P12"/>
      <text:p text:style-name="P13"/>
      <text:h text:style-name="P27" text:outline-level="3">Foreign function call API</text:h>
      <text:p text:style-name="P7">To avoid cluttering the <text:span text:style-name="T2">parallel_run </text:span>API and because High Performance Computing puts the emphasis on numerical computations, we went for a foreign function call API simpler than the <text:span text:style-name="T2">call() </text:span><text:s/>one with the following prototype :</text:p>
      <text:p text:style-name="P7">void <text:span text:style-name="T2">f</text:span>(void const* <text:s/>const* <text:span text:style-name="T2">arguments</text:span>, void* const* <text:span text:style-name="T2">results</text:span>);</text:p>
      <text:p text:style-name="P8">arguments <text:span text:style-name="T9">and </text:span>results <text:span text:style-name="T9"><text:s/>are arrays of pointers to the data of the, respectively, </text:span>m <text:span text:style-name="T9">and </text:span>k arguments <text:span text:style-name="T9">and results of </text:span><text:span text:style-name="T10">one</text:span><text:span text:style-name="T12"> function call. Note that as arguments are currently copied on the call to </text:span><text:span text:style-name="T11">parallel_run</text:span><text:span text:style-name="T12">, the data to which </text:span><text:span text:style-name="T11">arguments</text:span><text:span text:style-name="T12"> refers can safely be overwritten.</text:span></text:p>
      <text:p text:style-name="P30">While it could have been convenient to pass a struct containing the array length in addition to the pointer to data, this was ruled out for the following reason :</text:p>
      <text:list xml:id="list581895820" text:style-name="L2">
        <text:list-item>
          <text:p text:style-name="P31">The function might know how many values to expect in each argument vector and if it does not, it is possible to add an argument for this purpose.</text:p>
        </text:list-item>
        <text:list-item>
          <text:p text:style-name="P31">More importantly, using only raw pointers allows to read/write directly from/to inside the whole arguments/results Scilab variables data eluding any copy.</text:p>
        </text:list-item>
      </text:list>
      <text:p text:style-name="P15">Example usage of parallel calls to a foreign function</text:p>
      <text:p text:style-name="P17">function make_compiled_function(name, ext, code)</text:p>
      <text:p text:style-name="P17"><text:s text:c="2"/>filename=name+ext;</text:p>
      <text:p text:style-name="P17"><text:s text:c="2"/>mputl(code, filename);</text:p>
      <text:p text:style-name="P17"><text:s text:c="2"/>ilib_for_link(fun_name,filename,[],"c");</text:p>
      <text:p text:style-name="P17"><text:s text:c="2"/>exec loader.sce;</text:p>
      <text:p text:style-name="P17"><text:s text:c="2"/>mdelete(filename);</text:p>
      <text:p text:style-name="P17">endfunction</text:p>
      <text:p text:style-name="P17"/>
      <text:p text:style-name="P17">fun_name='test_fun';</text:p>
      <text:p text:style-name="P17">c_prog=['#include <text:s/>&lt;math.h&gt;'</text:p>
      <text:p text:style-name="P17">'void '+fun_name+'(void const* const* args, void *const* res) {'</text:p>
      <text:p text:style-name="P17">'*((double*)*res)= 2.*(((double*)args[0])[0]);'</text:p>
      <text:p text:style-name="P17"><text:soft-page-break/>'}'];</text:p>
      <text:p text:style-name="P17">make_compiled_function(fun_name, '.c',c_prog);</text:p>
      <text:p text:style-name="P17">args=[1,2];</text:p>
      <text:p text:style-name="P17">res=parallel_run(args, fun_name);// res= [2, 4]</text:p>
      <text:h text:style-name="Heading_20_2" text:outline-level="2">Customization</text:h>
      <text:p text:style-name="Contents_20_1">The two main parallelization design choices are the kind of parallelization primitives and how the work is shared amongst them.</text:p>
      <text:p text:style-name="Contents_20_1"/>
      <text:p text:style-name="Heading">Number of workers</text:p>
      <text:p text:style-name="Contents_20_1">The number of computing resources used in parallel can be set by the parameter '<text:span text:style-name="T2">nb_workers</text:span>'. The default value (0) uses as many workers as there are cores available.</text:p>
      <text:p text:style-name="Heading">Shared (threads) or separate (process) memory</text:p>
      <text:p text:style-name="Contents_20_1">While threads are the most efficient (lightweight) parallelization model, current Scilab implementation does not allow threadsafe code, so threads can only be used for foreign function (which must be threadsafe!) and processes are used for Scilab macros. The behavior is controlled par the '<text:span text:style-name="T2">shared_memory</text:span>' parameter which is a numeric value used as a boolean : threads are used if '<text:span text:style-name="T2">shared_memory</text:span><text:span text:style-name="T9">' is not 0 and </text:span><text:span text:style-name="T2">F </text:span><text:span text:style-name="T9">is a foreign function. This default value (0) implies separate memory (processes).</text:span></text:p>
      <text:p text:style-name="Heading">Dynamic scheduling</text:p>
      <text:p text:style-name="Contents_20_1"><text:span text:style-name="T9">The number of function calls assigned to each worker can either be static (each worker gets the same number of function calls to do) or dynamic. In the latter case, function calls are assigned to workers when they are available. <text:s/>The behavior is controlled par the '</text:span><text:span text:style-name="T2">dynamic_scheduling</text:span><text:span text:style-name="T9">' parameter which is a numeric value used as a boolean : dynamic scheduling is used if '</text:span><text:span text:style-name="T2">dynamic_scheduling</text:span><text:span text:style-name="T9">' is not 0. This default value (0) implies static scheduling.</text:span></text:p>
      <text:p text:style-name="Heading">Chunk size</text:p>
      <text:p text:style-name="Contents_20_1"><text:span text:style-name="T9">In order to reduce dynamic scheduling overhead, the </text:span><text:span text:style-name="T2">n </text:span><text:span text:style-name="T9">function calls are dispatched in chunks. The chunk size can be set by the parameter '</text:span><text:span text:style-name="T2">chunk_size</text:span><text:span text:style-name="T9">'. The default value (0) uses chunks of size </text:span><text:span text:style-name="T2">1</text:span><text:span text:style-name="T9">. For static scheduling, there is virtually no scheduling overhead and the difference between the minimum and maximum number of function calls performed by the workers is at most 1.</text:span></text:p>
      <text:p text:style-name="P33"/>
      <text:p text:style-name="Heading">Prologue and Epilogue</text:p>
      <text:p text:style-name="P33">When using separate memory, it is not uncommon to perform process-specific initialization and finalization. For example, when making Monte Carlo simulations, one must insure that each process uses random number generator initial state, otherwise all the processes would perform the same pseudo-random sequences in parallel !</text:p>
      <text:p text:style-name="P33">Prologue and epilogue macros can be called before and after each process does its share of the work.</text:p>
      <text:p text:style-name="P33">They are given the process id as a scalar parameter.</text:p>
      <text:p text:style-name="P33"/>
      <text:p text:style-name="P34"><text:soft-page-break/>function init_rand(n)</text:p>
      <text:p text:style-name="P34"><text:s text:c="2"/>rand('seed',n); </text:p>
      <text:p text:style-name="P34">endfunction;</text:p>
      <text:p text:style-name="P34">conf=set_param(add_param(init_param(), 'prologue'),'init_rand');</text:p>
      <text:p text:style-name="P34"/>
      <text:h text:style-name="Heading_20_2" text:outline-level="2">Implementation</text:h>
      <text:p text:style-name="Text_20_body">Shared memory workers are simple OpenMP threads. The foreign functions are then given pointers into the Scilab variables data to avoid unnecessary copies.</text:p>
      <text:p text:style-name="Text_20_body">Separate memory workers are fork()ed processes. The result data must then transit in shared memory to fill the Scilab variables of the master (original) process. Synchronization is achieved with semaphores, avoiding either sleeping or busy-waiting to minimize both wall-clock and cpu time.</text:p>
      <text:h text:style-name="Heading_20_2" text:outline-level="2">Future works</text:h>
      <text:p text:style-name="Heading">Handling more data types</text:p>
      <text:p text:style-name="Text_20_body">While numeric full matrices represent the vast majority of High Performance Computing need of the typical Scilab user, it would be nice to handle other data types. Integer data types will be easy to handle, but data that cannot be easily split (sparse matrices, matrices of length varying strings for instance) will be more challenging to handle efficiently.</text:p>
      <text:p text:style-name="Text_20_body"/>
      <text:p text:style-name="Heading">Porting to Windows<text:span text:style-name="T13">®</text:span> OS</text:p>
      <text:p text:style-name="Text_20_body">The current implementation is limited to POSIX <text:span text:style-name="T13">® </text:span>operating systems supporting the <text:span text:style-name="T2">fork</text:span>() system call. This <text:span text:style-name="T2">fork</text:span>() is needed to enable Scilab macro parallelization in order to have a working memory space with all the data available on startup but with distinct stacks. This requires the efficient (Copy On Write) memory space duplication of the <text:span text:style-name="T2">fork</text:span>() system call. Unfortunately, it is not available on Windows OS. However, it is possible to implement <text:span text:style-name="T2">fork</text:span>() above the windows NT API [multicore R package], but this uses undocumented functions which makes support across multiple Windows versions hazardous.</text:p>
      <text:p text:style-name="P16"/>
      <text:p text:style-name="P16">Bibliography</text:p>
      <text:p text:style-name="P7">[OpenMP] <text:a xlink:type="simple" xlink:href="http://www.openmp.org/mp-documents/spec30.pdf">http://www.openmp.org/mp-documents/spec30.pdf</text:a> pp 145-151</text:p>
      <text:p text:style-name="P7">[multicore R package] <text:a xlink:type="simple" xlink:href="http://www.rforge.net/src/contrib/multicore_0.1-4.tar.gz">http://www.rforge.net/src/contrib/multicore_0.1-4.tar.gz</text:a> see multicore/src/forknt.c</text:p>
      <text:p text:style-name="P7"/>
      <text:p text:style-name="P7">[UPC forall]http://upc.gwu.edu/docs/upc_specs_1.2.pdf</text:p>
      <text:h text:style-name="Heading_20_2" text:outline-level="2"><text:soft-page-break/>Changelog</text:h>
      <text:p text:style-name="P6"><text:tab/><text:span text:style-name="T1">1.0 – B. Hugueney 30/03/2010, Initial Version</text:span></text:p>
      <text:h text:style-name="Heading_20_2" text:outline-level="2">Copyright</text:h>
      <text:p text:style-name="P5"><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Nimbus Roman No9 L1" svg:font-family="'Nimbus Roman No9 L'" style:font-family-generic="roman"/>
    <style:font-face style:name="Nimbus Sans L1" svg:font-family="'Nimbus Sans 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Pierre MARECHAL</meta:initial-creator>
    <meta:creation-date>2008-07-09T13:39:08</meta:creation-date>
    <dc:date>2010-04-14T14:05:03</dc:date>
    <meta:editing-cycles>175</meta:editing-cycles>
    <meta:editing-duration>PT216H47M44S</meta:editing-duration>
    <dc:creator>Bernard Hugueney</dc:creator>
    <meta:document-statistic meta:table-count="0" meta:image-count="0" meta:object-count="0" meta:page-count="7" meta:paragraph-count="145" meta:word-count="1661" meta:character-count="10741"/>
    <meta:user-defined meta:name="Info 1"/>
    <meta:user-defined meta:name="Info 2"/>
    <meta:user-defined meta:name="Info 3"/>
    <meta:user-defined meta:name="Info 4"/>
  </office:meta>
</office:document-meta>
</file>